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4cm"/>
    </style:style>
    <style:style style:name="co2" style:family="table-column">
      <style:table-column-properties fo:break-before="auto" style:column-width="5.24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Arkusz1" table:style-name="ta1" table:print="false">
        <table:shapes>
          <draw:frame draw:z-index="1" draw:style-name="gr1" svg:width="20.581cm" svg:height="8.989cm" svg:x="23.395cm" svg:y="2.934cm">
            <draw:object draw:notify-on-update-of-ranges="Arkusz1.A28:Arkusz1.A28 Arkusz1.A29:Arkusz1.A32 Arkusz1.B28:Arkusz1.B28 Arkusz1.B29:Arkusz1.B3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27.767cm" svg:height="8.988cm" svg:x="11.892cm" svg:y="12.056cm">
            <draw:object draw:notify-on-update-of-ranges="Arkusz1.A33:Arkusz1.A33 Arkusz1.A34:Arkusz1.A37 Arkusz1.B33:Arkusz1.B33 Arkusz1.B34:Arkusz1.B3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23.071cm" svg:height="8.999cm" svg:x="0.1cm" svg:y="23.627cm">
            <draw:object draw:notify-on-update-of-ranges="Arkusz1.A47:Arkusz1.A47 Arkusz1.A48:Arkusz1.A51 Arkusz1.B47:Arkusz1.B47 Arkusz1.B48:Arkusz1.B5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19.618cm" svg:height="8.999cm" svg:x="0.1cm" svg:y="36.417cm">
            <draw:object draw:notify-on-update-of-ranges="Arkusz1.A75:Arkusz1.A75 Arkusz1.A76:Arkusz1.A79 Arkusz1.B75:Arkusz1.B75 Arkusz1.B76:Arkusz1.B7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29.27cm" svg:height="9.015cm" svg:x="21.584cm" svg:y="41.423cm">
            <draw:object draw:notify-on-update-of-ranges="Arkusz1.A103:Arkusz1.A103 Arkusz1.A104:Arkusz1.A107 Arkusz1.B103:Arkusz1.B103 Arkusz1.B104:Arkusz1.B10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22.865cm" svg:height="9.442cm" svg:x="0cm" svg:y="50.118cm">
            <draw:object draw:notify-on-update-of-ranges="Arkusz1.A134:Arkusz1.A134 Arkusz1.A135:Arkusz1.A138 Arkusz1.B134:Arkusz1.B134 Arkusz1.B135:Arkusz1.B13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22.949cm" svg:height="8.999cm" svg:x="2.311cm" svg:y="66.886cm">
            <draw:object draw:notify-on-update-of-ranges="Arkusz1.A141:Arkusz1.A141 Arkusz1.A142:Arkusz1.A145 Arkusz1.B141:Arkusz1.B141 Arkusz1.B142:Arkusz1.B145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26.291cm" svg:height="8.988cm" svg:x="18.41cm" svg:y="61.322cm">
            <draw:object draw:notify-on-update-of-ranges="Arkusz1.A148:Arkusz1.A148 Arkusz1.A149:Arkusz1.A152 Arkusz1.B148:Arkusz1.B148 Arkusz1.B149:Arkusz1.B15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21.651cm" svg:height="8.999cm" svg:x="0.1cm" svg:y="81.723cm">
            <draw:object draw:notify-on-update-of-ranges="Arkusz1.A174:Arkusz1.A174 Arkusz1.A175:Arkusz1.A178 Arkusz1.B174:Arkusz1.B174 Arkusz1.B175:Arkusz1.B17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svg:width="24.37cm" svg:height="8.999cm" svg:x="1.057cm" svg:y="93.508cm">
            <draw:object draw:notify-on-update-of-ranges="Arkusz1.A205:Arkusz1.A205 Arkusz1.A206:Arkusz1.A209 Arkusz1.B205:Arkusz1.B205 Arkusz1.B206:Arkusz1.B209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svg:width="27.489cm" svg:height="8.999cm" svg:x="1.057cm" svg:y="105.391cm">
            <draw:object draw:notify-on-update-of-ranges="Arkusz1.A231:Arkusz1.A231 Arkusz1.A232:Arkusz1.A235 Arkusz1.B231:Arkusz1.B231 Arkusz1.B232:Arkusz1.B23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Sys and user time </text:p>
          </table:table-cell>
        </table:table-row>
        <table:table-row table:style-name="ro1">
          <table:table-cell office:value-type="string">
            <text:p>mother fork 50000</text:p>
          </table:table-cell>
          <table:table-cell table:style-name="ce1" office:value-type="float" office:value="6.37">
            <text:p>6,37</text:p>
          </table:table-cell>
        </table:table-row>
        <table:table-row table:style-name="ro1">
          <table:table-cell office:value-type="string">
            <text:p>mother vfork 50000</text:p>
          </table:table-cell>
          <table:table-cell office:value-type="float" office:value="2.62">
            <text:p>2,62</text:p>
          </table:table-cell>
        </table:table-row>
        <table:table-row table:style-name="ro1">
          <table:table-cell office:value-type="string">
            <text:p>mother fclone 50000</text:p>
          </table:table-cell>
          <table:table-cell office:value-type="float" office:value="6.07">
            <text:p>6,07</text:p>
          </table:table-cell>
        </table:table-row>
        <table:table-row table:style-name="ro1">
          <table:table-cell office:value-type="string">
            <text:p>mother vclone 50000</text:p>
          </table:table-cell>
          <table:table-cell office:value-type="float" office:value="2.24">
            <text:p>2,24</text:p>
          </table:table-cell>
        </table:table-row>
        <table:table-row table:style-name="ro1">
          <table:table-cell>
            <draw:frame table:end-cell-address="Arkusz1.I26" table:end-x="0.134cm" table:end-y="0.063cm" draw:z-index="0" draw:style-name="gr1" svg:width="22.697cm" svg:height="9.058cm" svg:x="0.112cm" svg:y="0.091cm">
              <draw:object draw:notify-on-update-of-ranges="Arkusz1.A2:Arkusz1.A5 Arkusz1.B1:Arkusz1.B1 Arkusz1.B2:Arkusz1.B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2" table:number-rows-repeated="21">
          <table:table-cell table:number-columns-repeated="2"/>
        </table:table-row>
        <table:table-row table:style-name="ro1">
          <table:table-cell office:value-type="string">
            <text:p>N</text:p>
          </table:table-cell>
          <table:table-cell office:value-type="string">
            <text:p>Sys and user time </text:p>
          </table:table-cell>
        </table:table-row>
        <table:table-row table:style-name="ro1">
          <table:table-cell office:value-type="string">
            <text:p>children fork 50000</text:p>
          </table:table-cell>
          <table:table-cell office:value-type="float" office:value="1.27">
            <text:p>1,27</text:p>
          </table:table-cell>
        </table:table-row>
        <table:table-row table:style-name="ro1">
          <table:table-cell office:value-type="string">
            <text:p>children vfork 50000</text:p>
          </table:table-cell>
          <table:table-cell office:value-type="float" office:value="0.47">
            <text:p>0,47</text:p>
          </table:table-cell>
        </table:table-row>
        <table:table-row table:style-name="ro1">
          <table:table-cell office:value-type="string">
            <text:p>children fclone 50000</text:p>
          </table:table-cell>
          <table:table-cell office:value-type="float" office:value="1.13">
            <text:p>1,13</text:p>
          </table:table-cell>
        </table:table-row>
        <table:table-row table:style-name="ro1">
          <table:table-cell office:value-type="string">
            <text:p>children vclone 50000</text:p>
          </table:table-cell>
          <table:table-cell office:value-type="float" office:value="0.47">
            <text:p>0,47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Sys and user time </text:p>
          </table:table-cell>
        </table:table-row>
        <table:table-row table:style-name="ro1">
          <table:table-cell office:value-type="string">
            <text:p>Children + mother fork 5000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hildren + mother vfork 50000</text:p>
          </table:table-cell>
          <table:table-cell office:value-type="float" office:value="3.09">
            <text:p>3,09</text:p>
          </table:table-cell>
        </table:table-row>
        <table:table-row table:style-name="ro1">
          <table:table-cell office:value-type="string">
            <text:p>children + mother fclone 50000</text:p>
          </table:table-cell>
          <table:table-cell office:value-type="float" office:value="7.2">
            <text:p>7,2</text:p>
          </table:table-cell>
        </table:table-row>
        <table:table-row table:style-name="ro1">
          <table:table-cell office:value-type="string">
            <text:p>children + mother vclone 50000</text:p>
          </table:table-cell>
          <table:table-cell office:value-type="float" office:value="2.71">
            <text:p>2,71</text:p>
          </table:table-cell>
        </table:table-row>
        <table:table-row table:style-name="ro2" table:number-rows-repeated="9">
          <table:table-cell table:number-columns-repeated="2"/>
        </table:table-row>
        <table:table-row table:style-name="ro1">
          <table:table-cell office:value-type="string">
            <text:p>N</text:p>
          </table:table-cell>
          <table:table-cell office:value-type="string">
            <text:p>Sys time</text:p>
          </table:table-cell>
        </table:table-row>
        <table:table-row table:style-name="ro1">
          <table:table-cell office:value-type="string">
            <text:p>mother fork 50000</text:p>
          </table:table-cell>
          <table:table-cell office:value-type="float" office:value="6.68">
            <text:p>6,68</text:p>
          </table:table-cell>
        </table:table-row>
        <table:table-row table:style-name="ro1">
          <table:table-cell office:value-type="string">
            <text:p>mother vfork 50000</text:p>
          </table:table-cell>
          <table:table-cell office:value-type="float" office:value="2.6">
            <text:p>2,6</text:p>
          </table:table-cell>
        </table:table-row>
        <table:table-row table:style-name="ro1">
          <table:table-cell office:value-type="string">
            <text:p>mother fclone 50000</text:p>
          </table:table-cell>
          <table:table-cell office:value-type="float" office:value="6.02">
            <text:p>6,02</text:p>
          </table:table-cell>
        </table:table-row>
        <table:table-row table:style-name="ro1">
          <table:table-cell office:value-type="string">
            <text:p>mother vclone 50000</text:p>
          </table:table-cell>
          <table:table-cell office:value-type="float" office:value="2.2">
            <text:p>2,2</text:p>
          </table:table-cell>
        </table:table-row>
        <table:table-row table:style-name="ro2" table:number-rows-repeated="23">
          <table:table-cell table:number-columns-repeated="2"/>
        </table:table-row>
        <table:table-row table:style-name="ro1">
          <table:table-cell office:value-type="string">
            <text:p>N </text:p>
          </table:table-cell>
          <table:table-cell office:value-type="string">
            <text:p>Sys time</text:p>
          </table:table-cell>
        </table:table-row>
        <table:table-row table:style-name="ro1">
          <table:table-cell office:value-type="string">
            <text:p>children fork 50000</text:p>
          </table:table-cell>
          <table:table-cell office:value-type="float" office:value="1.26">
            <text:p>1,26</text:p>
          </table:table-cell>
        </table:table-row>
        <table:table-row table:style-name="ro1">
          <table:table-cell office:value-type="string">
            <text:p>children vfork 50000</text:p>
          </table:table-cell>
          <table:table-cell office:value-type="float" office:value="0.47">
            <text:p>0,47</text:p>
          </table:table-cell>
        </table:table-row>
        <table:table-row table:style-name="ro1">
          <table:table-cell office:value-type="string">
            <text:p>children fclone 50000</text:p>
          </table:table-cell>
          <table:table-cell office:value-type="float" office:value="1.11">
            <text:p>1,11</text:p>
          </table:table-cell>
        </table:table-row>
        <table:table-row table:style-name="ro1">
          <table:table-cell office:value-type="string">
            <text:p>children vclone 50000</text:p>
          </table:table-cell>
          <table:table-cell office:value-type="float" office:value="0.45">
            <text:p>0,45</text:p>
          </table:table-cell>
        </table:table-row>
        <table:table-row table:style-name="ro2" table:number-rows-repeated="23">
          <table:table-cell table:number-columns-repeated="2"/>
        </table:table-row>
        <table:table-row table:style-name="ro1">
          <table:table-cell office:value-type="string">
            <text:p>N</text:p>
          </table:table-cell>
          <table:table-cell office:value-type="string">
            <text:p>sys time</text:p>
          </table:table-cell>
        </table:table-row>
        <table:table-row table:style-name="ro1">
          <table:table-cell office:value-type="string">
            <text:p>children + mother fork 50000</text:p>
          </table:table-cell>
          <table:table-cell office:value-type="float" office:value="7.94">
            <text:p>7,94</text:p>
          </table:table-cell>
        </table:table-row>
        <table:table-row table:style-name="ro1">
          <table:table-cell office:value-type="string">
            <text:p>children + mother vfork 50000</text:p>
          </table:table-cell>
          <table:table-cell office:value-type="float" office:value="3.07">
            <text:p>3,07</text:p>
          </table:table-cell>
        </table:table-row>
        <table:table-row table:style-name="ro1">
          <table:table-cell office:value-type="string">
            <text:p>children + mother fclone 50000</text:p>
          </table:table-cell>
          <table:table-cell office:value-type="float" office:value="7.13">
            <text:p>7,13</text:p>
          </table:table-cell>
        </table:table-row>
        <table:table-row table:style-name="ro1">
          <table:table-cell office:value-type="string">
            <text:p>children + mother vclone 50000</text:p>
          </table:table-cell>
          <table:table-cell office:value-type="float" office:value="2.65">
            <text:p>2,65</text:p>
          </table:table-cell>
        </table:table-row>
        <table:table-row table:style-name="ro2" table:number-rows-repeated="26">
          <table:table-cell table:number-columns-repeated="2"/>
        </table:table-row>
        <table:table-row table:style-name="ro2">
          <table:table-cell office:value-type="string">
            <text:p>N</text:p>
          </table:table-cell>
          <table:table-cell office:value-type="string">
            <text:p>Real time</text:p>
          </table:table-cell>
        </table:table-row>
        <table:table-row table:style-name="ro1">
          <table:table-cell office:value-type="string">
            <text:p>mother fork 50000</text:p>
          </table:table-cell>
          <table:table-cell office:value-type="float" office:value="15.61">
            <text:p>15,61</text:p>
          </table:table-cell>
        </table:table-row>
        <table:table-row table:style-name="ro1">
          <table:table-cell office:value-type="string">
            <text:p>mother vfork 50000</text:p>
          </table:table-cell>
          <table:table-cell office:value-type="float" office:value="4.92">
            <text:p>4,92</text:p>
          </table:table-cell>
        </table:table-row>
        <table:table-row table:style-name="ro1">
          <table:table-cell office:value-type="string">
            <text:p>mother fclone 50000</text:p>
          </table:table-cell>
          <table:table-cell office:value-type="float" office:value="14.7">
            <text:p>14,7</text:p>
          </table:table-cell>
        </table:table-row>
        <table:table-row table:style-name="ro1">
          <table:table-cell office:value-type="string">
            <text:p>mother vclone 50000</text:p>
          </table:table-cell>
          <table:table-cell office:value-type="float" office:value="4.18">
            <text:p>4,18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>
            <text:p>N</text:p>
          </table:table-cell>
          <table:table-cell office:value-type="string">
            <text:p>Real time</text:p>
          </table:table-cell>
        </table:table-row>
        <table:table-row table:style-name="ro1">
          <table:table-cell office:value-type="string">
            <text:p>children fork 50000</text:p>
          </table:table-cell>
          <table:table-cell office:value-type="float" office:value="9.78">
            <text:p>9,78</text:p>
          </table:table-cell>
        </table:table-row>
        <table:table-row table:style-name="ro1">
          <table:table-cell office:value-type="string">
            <text:p>children vfork 50000</text:p>
          </table:table-cell>
          <table:table-cell office:value-type="float" office:value="0.39">
            <text:p>0,39</text:p>
          </table:table-cell>
        </table:table-row>
        <table:table-row table:style-name="ro1">
          <table:table-cell office:value-type="string">
            <text:p>children fclone 50000</text:p>
          </table:table-cell>
          <table:table-cell office:value-type="float" office:value="9.72">
            <text:p>9,72</text:p>
          </table:table-cell>
        </table:table-row>
        <table:table-row table:style-name="ro1">
          <table:table-cell office:value-type="string">
            <text:p>children vclone 50000</text:p>
          </table:table-cell>
          <table:table-cell office:value-type="float" office:value="0.44">
            <text:p>0,44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>
            <text:p>N</text:p>
          </table:table-cell>
          <table:table-cell office:value-type="string">
            <text:p>Real time</text:p>
          </table:table-cell>
        </table:table-row>
        <table:table-row table:style-name="ro1">
          <table:table-cell office:value-type="string">
            <text:p>Children + mother fork 50000</text:p>
          </table:table-cell>
          <table:table-cell office:value-type="float" office:value="25.39">
            <text:p>25,39</text:p>
          </table:table-cell>
        </table:table-row>
        <table:table-row table:style-name="ro1">
          <table:table-cell office:value-type="string">
            <text:p>Children + mother vfork 50000</text:p>
          </table:table-cell>
          <table:table-cell office:value-type="float" office:value="5.31">
            <text:p>5,31</text:p>
          </table:table-cell>
        </table:table-row>
        <table:table-row table:style-name="ro1">
          <table:table-cell office:value-type="string">
            <text:p>Children + mother fclone 50000</text:p>
          </table:table-cell>
          <table:table-cell office:value-type="float" office:value="24.42">
            <text:p>24,42</text:p>
          </table:table-cell>
        </table:table-row>
        <table:table-row table:style-name="ro1">
          <table:table-cell office:value-type="string">
            <text:p>Children + mother vclone 50000</text:p>
          </table:table-cell>
          <table:table-cell office:value-type="float" office:value="4.62">
            <text:p>4,62</text:p>
          </table:table-cell>
        </table:table-row>
        <table:table-row table:style-name="ro2" table:number-rows-repeated="21">
          <table:table-cell table:number-columns-repeated="2"/>
        </table:table-row>
        <table:table-row table:style-name="ro1">
          <table:table-cell office:value-type="string">
            <text:p>N</text:p>
          </table:table-cell>
          <table:table-cell office:value-type="string">
            <text:p>User time</text:p>
          </table:table-cell>
        </table:table-row>
        <table:table-row table:style-name="ro1">
          <table:table-cell office:value-type="string">
            <text:p>mother fork 5000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string">
            <text:p>mother vfork 50000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office:value-type="string">
            <text:p>mother fclone 5000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string">
            <text:p>mother vclone 50000</text:p>
          </table:table-cell>
          <table:table-cell office:value-type="float" office:value="0.04">
            <text:p>0,04</text:p>
          </table:table-cell>
        </table:table-row>
        <table:table-row table:style-name="ro2" table:number-rows-repeated="26">
          <table:table-cell table:number-columns-repeated="2"/>
        </table:table-row>
        <table:table-row table:style-name="ro1">
          <table:table-cell office:value-type="string">
            <text:p>N</text:p>
          </table:table-cell>
          <table:table-cell office:value-type="string">
            <text:p>User time</text:p>
          </table:table-cell>
        </table:table-row>
        <table:table-row table:style-name="ro1">
          <table:table-cell office:value-type="string">
            <text:p>children fork 50000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children vfork 50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ildren fclone 50000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office:value-type="string">
            <text:p>children vclone 50000</text:p>
          </table:table-cell>
          <table:table-cell office:value-type="float" office:value="0.02">
            <text:p>0,02</text:p>
          </table:table-cell>
        </table:table-row>
        <table:table-row table:style-name="ro2" table:number-rows-repeated="21">
          <table:table-cell table:number-columns-repeated="2"/>
        </table:table-row>
        <table:table-row table:style-name="ro1">
          <table:table-cell office:value-type="string">
            <text:p>N</text:p>
          </table:table-cell>
          <table:table-cell office:value-type="string">
            <text:p>User time</text:p>
          </table:table-cell>
        </table:table-row>
        <table:table-row table:style-name="ro1">
          <table:table-cell office:value-type="string">
            <text:p>Children + mother fork 50000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office:value-type="string">
            <text:p>Children + mother vfork 50000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office:value-type="string">
            <text:p>Children + mother fclone 50000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Children + mother vclone 50000</text:p>
          </table:table-cell>
          <table:table-cell office:value-type="float" office:value="0.06">
            <text:p>0,06</text:p>
          </table:table-cell>
        </table:table-row>
      </table:table>
      <table:table table:name="Arkusz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0">00.00.0000</text:date>, <text:time style:data-style-name="N2" text:time-value="0000-00-00T14:36:25.80">?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Bielas</meta:initial-creator>
    <meta:creation-date>2016-03-20T10:10:14</meta:creation-date>
    <dc:date>2016-03-20T17:46:26.40</dc:date>
    <meta:editing-duration>PT58M17S</meta:editing-duration>
    <meta:editing-cycles>4</meta:editing-cycles>
    <meta:generator>LibreOffice/3.6$Windows_x86 LibreOffice_project/da8c1e6-fd468f4-454e206-f42a4a9-143cfd</meta:generator>
    <meta:document-statistic meta:table-count="3" meta:cell-count="120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665cm" svg:height="9.007cm" xlink:href=".." xlink:type="simple" chart:class="chart:bar" chart:style-name="ch1">
        <chart:legend chart:legend-position="end" svg:x="19cm" svg:y="4.191cm" style:legend-expansion="high" chart:style-name="ch2"/>
        <chart:plot-area chart:style-name="ch3" table:cell-range-address="Arkusz1.A1:Arkusz1.B5" chart:data-source-has-labels="both" svg:x="0.903cm" svg:y="0.855cm" svg:width="17.191cm" svg:height="7.552cm">
          <chartooo:coordinate-region svg:x="1.339cm" svg:y="1.067cm" svg:width="16.755cm" svg:height="6.667cm"/>
          <chart:axis chart:dimension="x" chart:name="primary-x" chart:style-name="ch4" chartooo:axis-type="auto">
            <chartooo:date-scale/>
            <chart:categories table:cell-range-address="Arkusz1.A2:Arkusz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B2:Arkusz1.B5" chart:label-cell-address="Arkusz1.B1:Arkusz1.B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 and user time </text:p>
                <draw:g>
                  <svg:desc>Arkusz1.B1:Arkusz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ther fork 50000</text:p>
                <draw:g>
                  <svg:desc>Arkusz1.A2:Arkusz1.A5</svg:desc>
                </draw:g>
              </table:table-cell>
              <table:table-cell office:value-type="float" office:value="6.37">
                <text:p>6.37</text:p>
                <draw:g>
                  <svg:desc>Arkusz1.B2:Arkusz1.B5</svg:desc>
                </draw:g>
              </table:table-cell>
            </table:table-row>
            <table:table-row>
              <table:table-cell office:value-type="string">
                <text:p>mother vfork 50000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mother fclone 50000</text:p>
              </table:table-cell>
              <table:table-cell office:value-type="float" office:value="6.07">
                <text:p>6.07</text:p>
              </table:table-cell>
            </table:table-row>
            <table:table-row>
              <table:table-cell office:value-type="string">
                <text:p>mother vclone 50000</text:p>
              </table:table-cell>
              <table:table-cell office:value-type="float" office:value="2.24">
                <text:p>2.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da8c1e6-fd468f4-454e206-f42a4a9-143cf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52cm" svg:height="9cm" xlink:href=".." xlink:type="simple" chart:class="chart:bar" chart:style-name="ch1">
        <chart:legend chart:legend-position="end" svg:x="19.415cm" svg:y="4.188cm" style:legend-expansion="high" chart:style-name="ch2"/>
        <chart:plot-area chart:style-name="ch3" table:cell-range-address="Arkusz1.A174:Arkusz1.B178" chart:data-source-has-labels="both" svg:x="0.883cm" svg:y="0.855cm" svg:width="17.666cm" svg:height="7.545cm">
          <chartooo:coordinate-region svg:x="1.795cm" svg:y="1.067cm" svg:width="16.754cm" svg:height="6.66cm"/>
          <chart:axis chart:dimension="x" chart:name="primary-x" chart:style-name="ch4" chartooo:axis-type="auto">
            <chartooo:date-scale/>
            <chart:categories table:cell-range-address="Arkusz1.A175:Arkusz1.A1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B175:Arkusz1.B178" chart:label-cell-address="Arkusz1.B174:Arkusz1.B174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 time</text:p>
                <draw:g>
                  <svg:desc>Arkusz1.B174:Arkusz1.B1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ther fork 50000</text:p>
                <draw:g>
                  <svg:desc>Arkusz1.A175:Arkusz1.A178</svg:desc>
                </draw:g>
              </table:table-cell>
              <table:table-cell office:value-type="float" office:value="0.05">
                <text:p>0.05</text:p>
                <draw:g>
                  <svg:desc>Arkusz1.B175:Arkusz1.B178</svg:desc>
                </draw:g>
              </table:table-cell>
            </table:table-row>
            <table:table-row>
              <table:table-cell office:value-type="string">
                <text:p>mother vfork 500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mother fclone 500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mother vclone 50000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da8c1e6-fd468f4-454e206-f42a4a9-143cfd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371cm" svg:height="9cm" xlink:href=".." xlink:type="simple" chart:class="chart:bar" chart:style-name="ch1">
        <chart:legend chart:legend-position="end" svg:x="22.134cm" svg:y="4.188cm" style:legend-expansion="high" chart:style-name="ch2"/>
        <chart:plot-area chart:style-name="ch3" table:cell-range-address="Arkusz1.A205:Arkusz1.B209" chart:data-source-has-labels="both" svg:x="0.937cm" svg:y="0.855cm" svg:width="20.223cm" svg:height="7.545cm">
          <chartooo:coordinate-region svg:x="2.035cm" svg:y="1.068cm" svg:width="19.125cm" svg:height="6.659cm"/>
          <chart:axis chart:dimension="x" chart:name="primary-x" chart:style-name="ch4" chartooo:axis-type="auto">
            <chartooo:date-scale/>
            <chart:categories table:cell-range-address="Arkusz1.A206:Arkusz1.A20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B206:Arkusz1.B209" chart:label-cell-address="Arkusz1.B205:Arkusz1.B205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 time</text:p>
                <draw:g>
                  <svg:desc>Arkusz1.B205:Arkusz1.B2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ildren fork 50000</text:p>
                <draw:g>
                  <svg:desc>Arkusz1.A206:Arkusz1.A209</svg:desc>
                </draw:g>
              </table:table-cell>
              <table:table-cell office:value-type="float" office:value="0.01">
                <text:p>0.01</text:p>
                <draw:g>
                  <svg:desc>Arkusz1.B206:Arkusz1.B209</svg:desc>
                </draw:g>
              </table:table-cell>
            </table:table-row>
            <table:table-row>
              <table:table-cell office:value-type="string">
                <text:p>children vfork 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ildren fclone 500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children vclone 50000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da8c1e6-fd468f4-454e206-f42a4a9-143cfd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49cm" svg:height="9cm" xlink:href=".." xlink:type="simple" chart:class="chart:bar" chart:style-name="ch1">
        <chart:legend chart:legend-position="end" svg:x="25.253cm" svg:y="4.188cm" style:legend-expansion="high" chart:style-name="ch2"/>
        <chart:plot-area chart:style-name="ch3" table:cell-range-address="Arkusz1.A231:Arkusz1.B235" chart:data-source-has-labels="both" svg:x="0.999cm" svg:y="0.855cm" svg:width="23.156cm" svg:height="7.545cm">
          <chartooo:coordinate-region svg:x="1.911cm" svg:y="1.067cm" svg:width="22.244cm" svg:height="6.66cm"/>
          <chart:axis chart:dimension="x" chart:name="primary-x" chart:style-name="ch4" chartooo:axis-type="auto">
            <chartooo:date-scale/>
            <chart:categories table:cell-range-address="Arkusz1.A232:Arkusz1.A2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B232:Arkusz1.B235" chart:label-cell-address="Arkusz1.B231:Arkusz1.B23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 time</text:p>
                <draw:g>
                  <svg:desc>Arkusz1.B231:Arkusz1.B2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ildren + mother fork 50000</text:p>
                <draw:g>
                  <svg:desc>Arkusz1.A232:Arkusz1.A235</svg:desc>
                </draw:g>
              </table:table-cell>
              <table:table-cell office:value-type="float" office:value="0.06">
                <text:p>0.06</text:p>
                <draw:g>
                  <svg:desc>Arkusz1.B232:Arkusz1.B235</svg:desc>
                </draw:g>
              </table:table-cell>
            </table:table-row>
            <table:table-row>
              <table:table-cell office:value-type="string">
                <text:p>Children + mother vfork 500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Children + mother fclone 5000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Children + mother vclone 50000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da8c1e6-fd468f4-454e206-f42a4a9-143cfd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582cm" svg:height="8.99cm" xlink:href=".." xlink:type="simple" chart:class="chart:bar" chart:style-name="ch1">
        <chart:legend chart:legend-position="end" svg:x="16.917cm" svg:y="4.183cm" style:legend-expansion="high" chart:style-name="ch2"/>
        <chart:plot-area chart:style-name="ch3" table:cell-range-address="Arkusz1.A28:Arkusz1.B32" chart:data-source-has-labels="both" svg:x="0.861cm" svg:y="0.851cm" svg:width="15.234cm" svg:height="7.54cm">
          <chartooo:coordinate-region svg:x="1.588cm" svg:y="1.064cm" svg:width="14.507cm" svg:height="6.654cm"/>
          <chart:axis chart:dimension="x" chart:name="primary-x" chart:style-name="ch4" chartooo:axis-type="auto">
            <chartooo:date-scale/>
            <chart:categories table:cell-range-address="Arkusz1.A29:Arkusz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B29:Arkusz1.B32" chart:label-cell-address="Arkusz1.B28:Arkusz1.B2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 and user time </text:p>
                <draw:g>
                  <svg:desc>Arkusz1.B28:Arkusz1.B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ildren fork 50000</text:p>
                <draw:g>
                  <svg:desc>Arkusz1.A29:Arkusz1.A32</svg:desc>
                </draw:g>
              </table:table-cell>
              <table:table-cell office:value-type="float" office:value="1.27">
                <text:p>1.27</text:p>
                <draw:g>
                  <svg:desc>Arkusz1.B29:Arkusz1.B32</svg:desc>
                </draw:g>
              </table:table-cell>
            </table:table-row>
            <table:table-row>
              <table:table-cell office:value-type="string">
                <text:p>children vfork 5000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children fclone 5000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children vclone 50000</text:p>
              </table:table-cell>
              <table:table-cell office:value-type="float" office:value="0.47">
                <text:p>0.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da8c1e6-fd468f4-454e206-f42a4a9-143cf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768cm" svg:height="8.989cm" xlink:href=".." xlink:type="simple" chart:class="chart:bar" chart:style-name="ch1">
        <chart:legend chart:legend-position="end" svg:x="24.103cm" svg:y="4.182cm" style:legend-expansion="high" chart:style-name="ch2"/>
        <chart:plot-area chart:style-name="ch3" table:cell-range-address="Arkusz1.A33:Arkusz1.B37" chart:data-source-has-labels="both" svg:x="1.005cm" svg:y="0.851cm" svg:width="21.988cm" svg:height="7.539cm">
          <chartooo:coordinate-region svg:x="1.441cm" svg:y="1.063cm" svg:width="21.552cm" svg:height="6.654cm"/>
          <chart:axis chart:dimension="x" chart:name="primary-x" chart:style-name="ch4" chartooo:axis-type="auto">
            <chartooo:date-scale/>
            <chart:categories table:cell-range-address="Arkusz1.A34:Arkusz1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B34:Arkusz1.B37" chart:label-cell-address="Arkusz1.B33:Arkusz1.B33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 and user time </text:p>
                <draw:g>
                  <svg:desc>Arkusz1.B33:Arkusz1.B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ildren + mother fork 50000</text:p>
                <draw:g>
                  <svg:desc>Arkusz1.A34:Arkusz1.A37</svg:desc>
                </draw:g>
              </table:table-cell>
              <table:table-cell office:value-type="float" office:value="8">
                <text:p>8</text:p>
                <draw:g>
                  <svg:desc>Arkusz1.B34:Arkusz1.B37</svg:desc>
                </draw:g>
              </table:table-cell>
            </table:table-row>
            <table:table-row>
              <table:table-cell office:value-type="string">
                <text:p>children + mother vfork 5000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children + mother fclone 5000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children + mother vclone 50000</text:p>
              </table:table-cell>
              <table:table-cell office:value-type="float" office:value="2.71">
                <text:p>2.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da8c1e6-fd468f4-454e206-f42a4a9-143cf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072cm" svg:height="9cm" xlink:href=".." xlink:type="simple" chart:class="chart:bar" chart:style-name="ch1">
        <chart:legend chart:legend-position="end" svg:x="20.941cm" svg:y="4.188cm" style:legend-expansion="high" chart:style-name="ch2"/>
        <chart:plot-area chart:style-name="ch3" table:cell-range-address="Arkusz1.A47:Arkusz1.B51" chart:data-source-has-labels="both" svg:x="0.911cm" svg:y="0.855cm" svg:width="19.108cm" svg:height="7.545cm">
          <chartooo:coordinate-region svg:x="1.347cm" svg:y="1.067cm" svg:width="18.672cm" svg:height="6.66cm"/>
          <chart:axis chart:dimension="x" chart:name="primary-x" chart:style-name="ch4" chartooo:axis-type="auto">
            <chartooo:date-scale/>
            <chart:categories table:cell-range-address="Arkusz1.A48:Arkusz1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B48:Arkusz1.B51" chart:label-cell-address="Arkusz1.B47:Arkusz1.B47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 time</text:p>
                <draw:g>
                  <svg:desc>Arkusz1.B47:Arkusz1.B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ther fork 50000</text:p>
                <draw:g>
                  <svg:desc>Arkusz1.A48:Arkusz1.A51</svg:desc>
                </draw:g>
              </table:table-cell>
              <table:table-cell office:value-type="float" office:value="6.68">
                <text:p>6.68</text:p>
                <draw:g>
                  <svg:desc>Arkusz1.B48:Arkusz1.B51</svg:desc>
                </draw:g>
              </table:table-cell>
            </table:table-row>
            <table:table-row>
              <table:table-cell office:value-type="string">
                <text:p>mother vfork 5000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mother fclone 50000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mother vclone 50000</text:p>
              </table:table-cell>
              <table:table-cell office:value-type="float" office:value="2.2">
                <text:p>2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da8c1e6-fd468f4-454e206-f42a4a9-143cf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619cm" svg:height="9cm" xlink:href=".." xlink:type="simple" chart:class="chart:bar" chart:style-name="ch1">
        <chart:legend chart:legend-position="end" svg:x="17.488cm" svg:y="4.188cm" style:legend-expansion="high" chart:style-name="ch2"/>
        <chart:plot-area chart:style-name="ch3" table:cell-range-address="Arkusz1.A75:Arkusz1.B79" chart:data-source-has-labels="both" svg:x="0.842cm" svg:y="0.855cm" svg:width="15.862cm" svg:height="7.545cm">
          <chartooo:coordinate-region svg:x="1.569cm" svg:y="1.067cm" svg:width="15.135cm" svg:height="6.66cm"/>
          <chart:axis chart:dimension="x" chart:name="primary-x" chart:style-name="ch4" chartooo:axis-type="auto">
            <chartooo:date-scale/>
            <chart:categories table:cell-range-address="Arkusz1.A76:Arkusz1.A7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B76:Arkusz1.B79" chart:label-cell-address="Arkusz1.B75:Arkusz1.B75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 time</text:p>
                <draw:g>
                  <svg:desc>Arkusz1.B75:Arkusz1.B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ildren fork 50000</text:p>
                <draw:g>
                  <svg:desc>Arkusz1.A76:Arkusz1.A79</svg:desc>
                </draw:g>
              </table:table-cell>
              <table:table-cell office:value-type="float" office:value="1.26">
                <text:p>1.26</text:p>
                <draw:g>
                  <svg:desc>Arkusz1.B76:Arkusz1.B79</svg:desc>
                </draw:g>
              </table:table-cell>
            </table:table-row>
            <table:table-row>
              <table:table-cell office:value-type="string">
                <text:p>children vfork 5000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children fclone 5000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children vclone 50000</text:p>
              </table:table-cell>
              <table:table-cell office:value-type="float" office:value="0.45">
                <text:p>0.4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da8c1e6-fd468f4-454e206-f42a4a9-143cf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271cm" svg:height="9.016cm" xlink:href=".." xlink:type="simple" chart:class="chart:bar" chart:style-name="ch1">
        <chart:legend chart:legend-position="end" svg:x="27.193cm" svg:y="4.196cm" style:legend-expansion="high" chart:style-name="ch2"/>
        <chart:plot-area chart:style-name="ch3" table:cell-range-address="Arkusz1.A103:Arkusz1.B107" chart:data-source-has-labels="both" svg:x="1.035cm" svg:y="0.855cm" svg:width="24.988cm" svg:height="7.561cm">
          <chartooo:coordinate-region svg:x="1.471cm" svg:y="1.067cm" svg:width="24.552cm" svg:height="6.676cm"/>
          <chart:axis chart:dimension="x" chart:name="primary-x" chart:style-name="ch4" chartooo:axis-type="auto">
            <chartooo:date-scale/>
            <chart:categories table:cell-range-address="Arkusz1.A104:Arkusz1.A10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B104:Arkusz1.B107" chart:label-cell-address="Arkusz1.B103:Arkusz1.B103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 time</text:p>
                <draw:g>
                  <svg:desc>Arkusz1.B103:Arkusz1.B10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ildren + mother fork 50000</text:p>
                <draw:g>
                  <svg:desc>Arkusz1.A104:Arkusz1.A107</svg:desc>
                </draw:g>
              </table:table-cell>
              <table:table-cell office:value-type="float" office:value="7.94">
                <text:p>7.94</text:p>
                <draw:g>
                  <svg:desc>Arkusz1.B104:Arkusz1.B107</svg:desc>
                </draw:g>
              </table:table-cell>
            </table:table-row>
            <table:table-row>
              <table:table-cell office:value-type="string">
                <text:p>children + mother vfork 50000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children + mother fclone 50000</text:p>
              </table:table-cell>
              <table:table-cell office:value-type="float" office:value="7.13">
                <text:p>7.13</text:p>
              </table:table-cell>
            </table:table-row>
            <table:table-row>
              <table:table-cell office:value-type="string">
                <text:p>children + mother vclone 50000</text:p>
              </table:table-cell>
              <table:table-cell office:value-type="float" office:value="2.65">
                <text:p>2.6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da8c1e6-fd468f4-454e206-f42a4a9-143cfd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6cm" svg:height="9.443cm" xlink:href=".." xlink:type="simple" chart:class="chart:bar" chart:style-name="ch1">
        <chart:legend chart:legend-position="end" svg:x="20.656cm" svg:y="4.409cm" style:legend-expansion="high" chart:style-name="ch2"/>
        <chart:plot-area chart:style-name="ch3" table:cell-range-address="Arkusz1.A134:Arkusz1.B138" chart:data-source-has-labels="both" svg:x="0.907cm" svg:y="0.887cm" svg:width="18.835cm" svg:height="7.948cm">
          <chartooo:coordinate-region svg:x="1.528cm" svg:y="1.099cm" svg:width="18.214cm" svg:height="7.063cm"/>
          <chart:axis chart:dimension="x" chart:name="primary-x" chart:style-name="ch4" chartooo:axis-type="auto">
            <chartooo:date-scale/>
            <chart:categories table:cell-range-address="Arkusz1.A135:Arkusz1.A1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B135:Arkusz1.B138" chart:label-cell-address="Arkusz1.B134:Arkusz1.B134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time</text:p>
                <draw:g>
                  <svg:desc>Arkusz1.B134:Arkusz1.B1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ther fork 50000</text:p>
                <draw:g>
                  <svg:desc>Arkusz1.A135:Arkusz1.A138</svg:desc>
                </draw:g>
              </table:table-cell>
              <table:table-cell office:value-type="float" office:value="15.61">
                <text:p>15.61</text:p>
                <draw:g>
                  <svg:desc>Arkusz1.B135:Arkusz1.B138</svg:desc>
                </draw:g>
              </table:table-cell>
            </table:table-row>
            <table:table-row>
              <table:table-cell office:value-type="string">
                <text:p>mother vfork 5000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mother fclone 50000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mother vclone 50000</text:p>
              </table:table-cell>
              <table:table-cell office:value-type="float" office:value="4.18">
                <text:p>4.1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da8c1e6-fd468f4-454e206-f42a4a9-143cfd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95cm" svg:height="9cm" xlink:href=".." xlink:type="simple" chart:class="chart:bar" chart:style-name="ch1">
        <chart:legend chart:legend-position="end" svg:x="20.74cm" svg:y="4.188cm" style:legend-expansion="high" chart:style-name="ch2"/>
        <chart:plot-area chart:style-name="ch3" table:cell-range-address="Arkusz1.A141:Arkusz1.B145" chart:data-source-has-labels="both" svg:x="0.909cm" svg:y="0.855cm" svg:width="18.913cm" svg:height="7.545cm">
          <chartooo:coordinate-region svg:x="1.53cm" svg:y="1.068cm" svg:width="18.292cm" svg:height="6.659cm"/>
          <chart:axis chart:dimension="x" chart:name="primary-x" chart:style-name="ch4" chartooo:axis-type="auto">
            <chartooo:date-scale/>
            <chart:categories table:cell-range-address="Arkusz1.A142:Arkusz1.A1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B142:Arkusz1.B145" chart:label-cell-address="Arkusz1.B141:Arkusz1.B14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time</text:p>
                <draw:g>
                  <svg:desc>Arkusz1.B141:Arkusz1.B1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ildren fork 50000</text:p>
                <draw:g>
                  <svg:desc>Arkusz1.A142:Arkusz1.A145</svg:desc>
                </draw:g>
              </table:table-cell>
              <table:table-cell office:value-type="float" office:value="9.78">
                <text:p>9.78</text:p>
                <draw:g>
                  <svg:desc>Arkusz1.B142:Arkusz1.B145</svg:desc>
                </draw:g>
              </table:table-cell>
            </table:table-row>
            <table:table-row>
              <table:table-cell office:value-type="string">
                <text:p>children vfork 5000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children fclone 50000</text:p>
              </table:table-cell>
              <table:table-cell office:value-type="float" office:value="9.72">
                <text:p>9.72</text:p>
              </table:table-cell>
            </table:table-row>
            <table:table-row>
              <table:table-cell office:value-type="string">
                <text:p>children vclone 50000</text:p>
              </table:table-cell>
              <table:table-cell office:value-type="float" office:value="0.44">
                <text:p>0.4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da8c1e6-fd468f4-454e206-f42a4a9-143cfd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292cm" svg:height="8.989cm" xlink:href=".." xlink:type="simple" chart:class="chart:bar" chart:style-name="ch1">
        <chart:legend chart:legend-position="end" svg:x="24.082cm" svg:y="4.182cm" style:legend-expansion="high" chart:style-name="ch2"/>
        <chart:plot-area chart:style-name="ch3" table:cell-range-address="Arkusz1.A148:Arkusz1.B152" chart:data-source-has-labels="both" svg:x="0.975cm" svg:y="0.851cm" svg:width="22.057cm" svg:height="7.539cm">
          <chartooo:coordinate-region svg:x="1.596cm" svg:y="1.063cm" svg:width="21.436cm" svg:height="6.654cm"/>
          <chart:axis chart:dimension="x" chart:name="primary-x" chart:style-name="ch4" chartooo:axis-type="auto">
            <chartooo:date-scale/>
            <chart:categories table:cell-range-address="Arkusz1.A149:Arkusz1.A1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B149:Arkusz1.B152" chart:label-cell-address="Arkusz1.B148:Arkusz1.B14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time</text:p>
                <draw:g>
                  <svg:desc>Arkusz1.B148:Arkusz1.B1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ildren + mother fork 50000</text:p>
                <draw:g>
                  <svg:desc>Arkusz1.A149:Arkusz1.A152</svg:desc>
                </draw:g>
              </table:table-cell>
              <table:table-cell office:value-type="float" office:value="25.39">
                <text:p>25.39</text:p>
                <draw:g>
                  <svg:desc>Arkusz1.B149:Arkusz1.B152</svg:desc>
                </draw:g>
              </table:table-cell>
            </table:table-row>
            <table:table-row>
              <table:table-cell office:value-type="string">
                <text:p>Children + mother vfork 50000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string">
                <text:p>Children + mother fclone 50000</text:p>
              </table:table-cell>
              <table:table-cell office:value-type="float" office:value="24.42">
                <text:p>24.42</text:p>
              </table:table-cell>
            </table:table-row>
            <table:table-row>
              <table:table-cell office:value-type="string">
                <text:p>Children + mother vclone 50000</text:p>
              </table:table-cell>
              <table:table-cell office:value-type="float" office:value="4.62">
                <text:p>4.6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da8c1e6-fd468f4-454e206-f42a4a9-143cfd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